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5.667cm" style:rel-column-width="21845*"/>
    </style:style>
    <style:style style:name="P1" style:family="paragraph" style:parent-style-name="Standard">
      <style:paragraph-properties fo:text-align="center" style:justify-single-word="false"/>
      <style:text-properties officeooo:rsid="001ada87" officeooo:paragraph-rsid="001ada87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oter" table:style-name="Footer">
        <table:table-column table:style-name="Footer.A" table:number-columns-repeated="3"/>
        <table:table-row>
          <table:table-cell office:value-type="string">
            <text:p text:style-name="Table_20_Contents"><office:annotation><dc:creator>sge</dc:creator><dc:date>2017-04-27T10:47:44</dc:date><text:p text:style-name="P2"><text:span text:style-name="T1">do row with sender=view.get_sender()</text:span></text:p></office:annotation><text:text-input text:description="">sender['org_full_title']</text:text-input>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1">http://www.macommune.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4-28T16:49:03.513640312</dc:date>
    <dc:creator>sge</dc:creator>
    <meta:editing-duration>PT9M33S</meta:editing-duration>
    <meta:editing-cycles>3</meta:editing-cycles>
    <meta:document-statistic meta:table-count="1" meta:image-count="0" meta:object-count="0" meta:page-count="1" meta:paragraph-count="2" meta:word-count="4" meta:character-count="49" meta:non-whitespace-character-count="49"/>
  </office:meta>
</office:document-meta>
</file>